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5" table:formula="of:=SUM([.B3:.F3])" office:value-type="float" office:value="33900" calcext:value-type="float">
            <text:p>339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)" office:value-type="float" office:value="33900" calcext:value-type="float">
            <text:p>339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66100" calcext:value-type="float">
            <text:p>661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134.58498023715" calcext:value-type="float">
            <text:p>1134.5849802372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1525.06117071334" calcext:value-type="float">
            <text:p>1525.0611707134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525.06117071334" calcext:value-type="float">
            <text:p>1525.061170713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525.06117071334" calcext:value-type="float">
            <text:p>1525.0611707134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1:.F31])" office:value-type="float" office:value="1134.58498023715" calcext:value-type="float">
            <text:p>1134.5849802372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1525.06117071334" calcext:value-type="float">
            <text:p>1525.0611707134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525.06117071334" calcext:value-type="float">
            <text:p>1525.0611707134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33534.7826086956" calcext:value-type="float">
            <text:p>33534.7826086956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72400" calcext:value-type="float">
            <text:p>172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0:01:45.357735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1T11:03:12.713443002</dc:date>
    <meta:editing-duration>P9DT7H17M41S</meta:editing-duration>
    <meta:editing-cycles>2926</meta:editing-cycles>
    <meta:generator>LibreOffice/4.2.8.2$Linux_X86_64 LibreOffice_project/420m0$Build-2</meta:generator>
    <meta:document-statistic meta:table-count="17" meta:cell-count="7888" meta:object-count="0"/>
  </office:meta>
</office:document-meta>
</file>